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1" style:family="paragraph" style:parent-style-name="Standard">
      <style:paragraph-properties fo:text-align="justify" style:justify-single-word="false"/>
      <style:text-properties officeooo:paragraph-rsid="004965d3"/>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rsid="00998202" officeooo:paragraph-rsid="00998202" style:font-name-asian="Times New Roman1" style:font-size-asian="12pt" style:font-name-complex="Times New Roman1" style:font-size-complex="12pt"/>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8bc2a8"/>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4f1b0" officeooo:paragraph-rsid="0094f1b0"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56dc9" officeooo:paragraph-rsid="00956dc9"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903bb" officeooo:paragraph-rsid="009903bb" style:font-name-asian="Times New Roman1" style:font-size-asian="12pt" style:font-weight-asian="normal" style:font-name-complex="Times New Roman1" style:font-size-complex="12pt" style:font-weight-complex="normal"/>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0fe59" officeooo:paragraph-rsid="0090fe59"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47ee0" officeooo:paragraph-rsid="00947ee0"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82173" officeooo:paragraph-rsid="00982173"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dfcab" officeooo:paragraph-rsid="009dfcab"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5"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147c06"/>
    </style:style>
    <style:style style:name="T11" style:family="text">
      <style:text-properties style:font-name-asian="Times New Roman1" style:font-size-complex="12pt" style:font-weight-complex="bold"/>
    </style:style>
    <style:style style:name="T12" style:family="text">
      <style:text-properties officeooo:rsid="0089d6c5" style:font-name-asian="Times New Roman1" style:font-size-complex="12pt" style:font-weight-complex="bold"/>
    </style:style>
    <style:style style:name="T13" style:family="text">
      <style:text-properties fo:font-weight="normal" style:font-name-asian="Times New Roman1" style:font-weight-asian="normal" style:font-size-complex="12pt" style:font-weight-complex="normal"/>
    </style:style>
    <style:style style:name="T14" style:family="text">
      <style:text-properties fo:font-weight="normal" officeooo:rsid="008bc2a8" style:font-name-asian="Times New Roman1" style:font-weight-asian="normal" style:font-size-complex="12pt" style:font-weight-complex="normal"/>
    </style:style>
    <style:style style:name="T15" style:family="text">
      <style:text-properties officeooo:rsid="0029c252"/>
    </style:style>
    <style:style style:name="T1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7"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937519"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947ee0"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94f1b0"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96f8c4"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normal" officeooo:rsid="009771d3" style:font-name-asian="Times New Roman1" style:font-size-asian="12pt" style:font-weight-asian="normal" style:font-name-complex="Times New Roman1" style:font-size-complex="12pt" style:font-weight-complex="normal"/>
    </style:style>
    <style:style style:name="T29" style:family="text">
      <style:text-properties officeooo:rsid="003f228a"/>
    </style:style>
    <style:style style:name="T30" style:family="text">
      <style:text-properties officeooo:rsid="00497bd8"/>
    </style:style>
    <style:style style:name="T31" style:family="text">
      <style:text-properties officeooo:rsid="00757737"/>
    </style:style>
    <style:style style:name="T32" style:family="text">
      <style:text-properties fo:color="#000000" fo:language="es" fo:country="ES" style:font-name-complex="Arial1"/>
    </style:style>
    <style:style style:name="T33" style:family="text">
      <style:text-properties fo:color="#000000" fo:language="es" fo:country="ES" fo:font-weight="bold" style:font-weight-asian="bold" style:font-name-complex="Arial1" style:font-weight-complex="bold"/>
    </style:style>
    <style:style style:name="T34" style:family="text">
      <style:text-properties officeooo:rsid="007a5c74"/>
    </style:style>
    <style:style style:name="T35" style:family="text">
      <style:text-properties officeooo:rsid="0084b199"/>
    </style:style>
    <style:style style:name="T36" style:family="text">
      <style:text-properties officeooo:rsid="0089d6c5"/>
    </style:style>
    <style:style style:name="T37" style:family="text">
      <style:text-properties officeooo:rsid="008bc2a8"/>
    </style:style>
    <style:style style:name="T38" style:family="text">
      <style:text-properties officeooo:rsid="008f27a4"/>
    </style:style>
    <style:style style:name="T39" style:family="text">
      <style:text-properties officeooo:rsid="0090fe59"/>
    </style:style>
    <style:style style:name="T40" style:family="text">
      <style:text-properties officeooo:rsid="0094f1b0"/>
    </style:style>
    <style:style style:name="T41" style:family="text">
      <style:text-properties officeooo:rsid="00956dc9"/>
    </style:style>
    <style:style style:name="T42" style:family="text">
      <style:text-properties officeooo:rsid="0096f8c4"/>
    </style:style>
    <style:style style:name="T43" style:family="text">
      <style:text-properties officeooo:rsid="009a9c7e"/>
    </style:style>
    <style:style style:name="T44" style:family="text">
      <style:text-properties officeooo:rsid="009b018f"/>
    </style:style>
    <style:style style:name="T45" style:family="text">
      <style:text-properties officeooo:rsid="009bfaa3"/>
    </style:style>
    <style:style style:name="T46" style:family="text">
      <style:text-properties officeooo:rsid="009f8146"/>
    </style:style>
    <style:style style:name="T47" style:family="text">
      <style:text-properties officeooo:rsid="00a001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text:span text:style-name="T9">ontrato</text:span> <text:span text:style-name="T9">de</text:span> <text:span text:style-name="T9">arrendamiento</text:span> <text:span text:style-name="T9">de</text:span> <text:span text:style-name="T31">vivienda para uso turístico o vacacional</text:span></text:p>
      <text:p text:style-name="P20"/>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30"><text:span text:style-name="T4">Como parte</text:span><text:span text:style-name="T3"> </text:span><text:span text:style-name="T2">ARRENDADORA</text:span><text:span text:style-name="T3">.</text:span></text:p>
      <text:p text:style-name="P32"/>
      <text:p text:style-name="P5">De otra parte,</text:p>
      <text:p text:style-name="P2">id-unid-4</text:p>
      <text:p text:style-name="P31"><text:span text:style-name="T4">Como parte</text:span><text:span text:style-name="T3"> </text:span><text:span text:style-name="T2">ARRENDATARIA</text:span><text:span text:style-name="T3">.</text:span></text:p>
      <text:p text:style-name="P32"/>
      <text:p text:style-name="P32"/>
      <text:p text:style-name="P35"><text:span text:style-name="T32">Las partes, arrendadora y arrendataria, se reconocen recíprocamente capacidad legal suficiente para otorgar el presente contrato, y reunidos en la fecha del encabezamiento del presente escrito, manifiestan haber acordado formalizar un </text:span><text:span text:style-name="T33">CONTRATO DE ARRENDAMIENTO VACACIONAL, O PARA USO TURÍSTICO</text:span><text:span text:style-name="T32"> sobre la vivienda que se especifica a continuación.</text:span></text:p>
      <text:p text:style-name="P32"/>
      <text:p text:style-name="P33"/>
      <text:p text:style-name="P5">EXPONEN</text:p>
      <text:p text:style-name="P34"/>
      <text:p text:style-name="P30"><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2"/>
      <text:p text:style-name="P32">A lo largo del presente escrito se denominará “la vivienda” al conjunto formado por la vivienda propiamente dicha y sus accesorios. </text:p>
      <text:p text:style-name="P32"/>
      <text:p text:style-name="P32">Las partes declaran conocer y aceptar la superficie y composición de la viv<text:span text:style-name="T36">i</text:span>enda, así como el estado en que se encuentra y otras características.</text:p>
      <text:p text:style-name="P32"/>
      <text:p text:style-name="P32">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8"><text:soft-page-break/><text:span text:style-name="T1">II. </text:span><text:span text:style-name="T3">Junto con el presente contrato de arrendamiento se acompaña certificado de eficiencia energética de la vivienda arrendada, el cual es puesto a disposición de la Parte Arrendataria a los efectos legales oportunos.</text:span></text:p>
      <text:p text:style-name="P29"><text:span text:style-name="T16">II. </text:span><text:span text:style-name="T28">id-dec-new5</text:span></text:p>
      <text:p text:style-name="P25"><text:span text:style-name="T11">I</text:span><text:span text:style-name="T12">V</text:span><text:span text:style-name="T11">. </text:span><text:span text:style-name="T13">El arrendador está interesado en ceder en arrendamiento para uso </text:span><text:span text:style-name="T14">por motivos relativos a</text:span><text:span text:style-name="T13"> vacaciones, turismo </text:span><text:span text:style-name="T14">u </text:span><text:span text:style-name="T13">ocio el inmueble anteriormente descrito, estando el arrendatario interesado en recibirlo bajo los términos y condiciones que se regularán en el presente contrato.</text:span></text:p>
      <text:p text:style-name="P26"/>
      <text:p text:style-name="P7">ESTIPULACIONES</text:p>
      <text:p text:style-name="P7"/>
      <text:p text:style-name="P10"><text:span text:style-name="T15">PRIMERA</text:span>. <text:span text:style-name="T15">OBJETO</text:span></text:p>
      <text:p text:style-name="P15">La Parte Arrendadora cede en arrendamiento el uso del inmueble descrito en el exponendo segundo del presente contrato a la Parte Arrendataria, quien lo adquiere con la finalidad de uso<text:span text:style-name="T37"> por temporada vacacional o como alojamiento turístico</text:span> (quedando totalmente prohibido el uso para cualquier otro fin ya sea comercial o distinto al <text:span text:style-name="T37">establecido en el presente contrato</text:span>). El incumplimiento de esto será motivo de resolución del contrato.</text:p>
      <text:p text:style-name="P15">La vivienda se pondrá a disposición de la Parte Arrendataria con la entrega de llaves. En este acto ambas partes constatan <text:span text:style-name="T35">que</text:span> la entrega de la vivienda se hace en perfecto estado de uso y conservación, y deberá entregarse en la mismas condiciones al finalizar el contrato. Se cede en arrendamiento con el mobiliario que se detalla en el inventario, Anexo, del presente contrato. <text:s/><text:span text:style-name="T31">id-dec-new11</text:span></text:p>
      <text:p text:style-name="P15">La vivienda <text:span text:style-name="T38">y su mobiliario</text:span> es propiedad de la Parte Arrendadora. El inmueble objeto de arrendamiento deberá reintegrarse a la extinción del contrato, en estado equivalente de conservación y funcionamiento a aqu<text:span text:style-name="T35">e</text:span>l en el momento de la suscripción del presente documento.</text:p>
      <text:p text:style-name="P14"><text:s/></text:p>
      <text:p text:style-name="P8"><text:span text:style-name="T10">SEGUNDA</text:span>. <text:span text:style-name="T10">DURACIÓN</text:span></text:p>
      <text:p text:style-name="P19">El tiempo de vigencia del presente contrato de arrendamiento será el comprendido entre las siguientes fechas:</text:p>
      <text:p text:style-name="P19">- Entrada: el <text:span text:style-name="T38">id-dec-20</text:span>, a partir de las: <text:span text:style-name="T38">id-dec-21</text:span> (hora local)</text:p>
      <text:p text:style-name="P19">- Salida: el <text:span text:style-name="T38">id-dec-22</text:span>, a las: <text:span text:style-name="T38">id-dec-23</text:span> (hora local)</text:p>
      <text:p text:style-name="P19">Finalizado el contrato la PARTE ARRENDATARIA deberá dejar la vivienda libre y limpia, sin objetos personales u otros enseres propios, y deberá ponerla a disposición de la PARTE ARRENDADORA, sin necesidad de previo requerimiento. Todo ello será de aplicación a la finalización del contrato.</text:p>
      <text:p text:style-name="P19"><text:soft-page-break/>La vigencia de este Contrato NO estará sujeta a ningún tipo de prórroga adicional, salvo que llegado el momento de vencimiento del Contrato las Partes pudieran pactar expresamente y por escrito algo distinto.</text:p>
      <text:p text:style-name="P54"/>
      <text:p text:style-name="P63"><text:span text:style-name="T21">TERCERA</text:span><text:span text:style-name="T22">. </text:span><text:span text:style-name="T17">R</text:span><text:span text:style-name="T23">ENTA DEL ARRENDAMIENTO </text:span><text:span text:style-name="T24">Y FIANZA</text:span></text:p>
      <text:p text:style-name="P56">Las Partes han acordado que la renta será de <text:span text:style-name="T39">iddec27-precioAletras</text:span> (<text:span text:style-name="T43">id-dec-27</text:span> €) para toda la temporada de arrendamiento<text:span text:style-name="T39">id-dec-new27</text:span>. <text:span text:style-name="T45">id-dec-30</text:span></text:p>
      <text:p text:style-name="P57">id-dec-28</text:p>
      <text:p text:style-name="P57">La renta acordada será satisfecha conforme a las siguientes instrucciones:</text:p>
      <text:p text:style-name="P60">id-dec-new30 <text:span text:style-name="T46">iddecnew30-extra-1</text:span></text:p>
      <text:p text:style-name="P57"><text:span text:style-name="T44">El pago se realizará </text:span>id-dec-29</text:p>
      <text:p text:style-name="P59">iddecnew5-extra-1</text:p>
      <text:p text:style-name="P58"/>
      <text:p text:style-name="P61">CUARTA. GASTOS GENERALES Y SUMINISTROS</text:p>
      <text:p text:style-name="P62">La contratación de servicios y suministros, tales como, luz, agua, gas, teléfono, internet e impuestos (tales como, tasas administrativas por recogidas de basuras, tratamiento de residuos urbanos, alcantarillado o servicios similares e impuesto sobre bienes muebles, IBI), correrán a cargo de la parte ARRENDADORA. El importe de estos gastos está incluido dentro de la renta. Siendo que la parte ARRENDATARIA no tiene que abonarlos por separado.</text:p>
      <text:p text:style-name="P62">Todos los gastos de Comunidad correrán a cargo de la PARTE ARRENDADORA en su totalidad.</text:p>
      <text:p text:style-name="P55"/>
      <text:p text:style-name="P64"><text:span text:style-name="T25">QUINTA</text:span><text:span text:style-name="T16">. </text:span><text:span text:style-name="T25">CESIÓN O SUBARRIENDO</text:span></text:p>
      <text:p text:style-name="P36">El arrendatario no podrá ceder ni subarrendar, total o parcialmente, la vivienda objeto de este arrendamiento.</text:p>
      <text:p text:style-name="P36"/>
      <text:p text:style-name="P52"><text:span text:style-name="T25">SEXTA</text:span><text:span text:style-name="T16">.- </text:span><text:span text:style-name="T25">DERECHO DE ADQUISICIÓN PREFERENTE</text:span></text:p>
      <text:p text:style-name="P46">Las Partes acuerdan que en caso de que la PARTE ARRENDADORA enajenare la Vivienda, la PARTE ARRENDATARIA no tendrá derecho de adquisición preferente o de tanteo y retracto sobre la Vivienda. Por tanto, la PARTE ARRENDATARIA renuncia expresamente en este acto al derecho de adquisición preferente sobre la misma que la legislación aplicable pudiera atribuirle.</text:p>
      <text:p text:style-name="P42"><text:soft-page-break/></text:p>
      <text:p text:style-name="P53"><text:span text:style-name="T26">SÉPTIMA</text:span><text:span text:style-name="T18">. </text:span><text:span text:style-name="T26">NORMAS DE LA COMUNIDAD</text:span></text:p>
      <text:p text:style-name="P43">La PARTE ARRENDATARIA se obliga a cumplir en todo momento, y durante toda la vigencia del Contrato las normas estatutarias o reglamentos y los acuerdos de la comunidad de propietarios que pudieran existir o que se establezcan, especialmente las relativas al establecimiento de buen orden de convivencia, y a la utilización de los servicios, y/o elementos comunes.</text:p>
      <text:p text:style-name="P43"/>
      <text:p text:style-name="P51"><text:span text:style-name="T26">OCTAVA</text:span><text:span text:style-name="T18">. </text:span><text:span text:style-name="T26">OBLIGACIONES DE LAS PARTES</text:span></text:p>
      <text:p text:style-name="P47">La PARTE ARRENDATARIA se compromete a: </text:p>
      <text:p text:style-name="P47">- Comprobar el buen estado de la vivienda al entrar y al salir de la misma.</text:p>
      <text:p text:style-name="P47">- No causar daños ni desperfectos a la vivienda o al mobiliario que se encuentra en la vivienda. </text:p>
      <text:p text:style-name="P48">- No realizar copias de las llaves de acceso a La Vivienda.</text:p>
      <text:p text:style-name="P48">- A no contravenir los buenos usos de vecindad, así como el molestar a vecinos con ruidos, fiestas, música, etc</text:p>
      <text:p text:style-name="P48">- <text:span text:style-name="T40">Salvo autorización previa, el número de personas hospedadas en la vivienda no podrá sobrepasar el acordado con la Parte Arrendadora.</text:span></text:p>
      <text:p text:style-name="P47"><text:span text:style-name="T47">id-dec-new40</text:span> id-dec-40</text:p>
      <text:p text:style-name="P47"/>
      <text:p text:style-name="P47">La Parte Arrendadora se compromete a:</text:p>
      <text:p text:style-name="P47">- <text:span text:style-name="T41">Comprobar a la llegada y salida de la Parte Arrendataria el buen estado de la vivienda.</text:span></text:p>
      <text:p text:style-name="P47">- <text:span text:style-name="T41">Llevar a cabo las reparaciones necesarias de la vivienda para su correcto uso y disfrute.</text:span></text:p>
      <text:p text:style-name="P47">- <text:span text:style-name="T41">Satisfacer</text:span> el costo íntegro de los gastos generales para el adecuado sostenimiento del inmueble, sus servicios, tributos, cargas y responsabilidades, que no sean susceptibles de individualización y que corresponda a la vivienda arrendada.</text:p>
      <text:p text:style-name="P47">- Asegurar que la PARTE ARRENDATARIA pueda disfrutar pacíficamente de La Vivienda, evitando perturbarla innecesariamente durante el periodo de arrendamiento.</text:p>
      <text:p text:style-name="P44"/>
      <text:p text:style-name="P38"><text:span text:style-name="T41">NOVENA</text:span>. <text:span text:style-name="T10">RESOLUCIÓN DEL CONTRATO</text:span></text:p>
      <text:p text:style-name="P40"><text:soft-page-break/>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0">Asimismo, la PARTE ARRENDADORA podrá resolver el Contrato por las causas siguientes:</text:p>
      <text:p text:style-name="P41">- la falta de pago de la renta o de cualquiera de las cantidades cuyo pago corresponda a la PARTE ARRENDATARIA;</text:p>
      <text:p text:style-name="P41">- causar daños dolosamente en La Vivienda o realizar obras;</text:p>
      <text:p text:style-name="P41">- <text:span text:style-name="T41">r</text:span>ealización de actividades molestas, insalubres, nocivas, peligrosas, y/o dar un uso distinto al inicialmente pactado.</text:p>
      <text:p text:style-name="P50">iddecnew5-extra-2</text:p>
      <text:p text:style-name="P49"/>
      <text:p text:style-name="P39"><text:span text:style-name="T10">DÉCIMA</text:span>. DESISTIMIENTO (CANCELACIÓN Y/O SALIDA ANTICIPADA)</text:p>
      <text:p text:style-name="P40">Cualquiera de las partes podrán desistir anticipadamente del contrato en cualquier momento antes de su finalización. En ese caso, la parte que desee desistir del contrato deberá notificar de forma expresa y escrita. Este desistimiento generará una indemnización o penalización que variará según el momento en el que se produzca el desistimiento: </text:p>
      <text:p text:style-name="P40">- Hasta 30 días antes del inicio del arrendamiento: 25 30 % de la renta total</text:p>
      <text:p text:style-name="P40">- Hasta 20 días antes del inicio del arrendamiento: 45 40% de la renta total</text:p>
      <text:p text:style-name="P40">- Hasta 14 días antes del inicio del arrendamiento: 65 60% de la renta total</text:p>
      <text:p text:style-name="P40">- Menos de 14 días antes del inicio del arrendamiento: 90 85% de la renta.</text:p>
      <text:p text:style-name="P40">- El día de la llegada a la vivienda, o una vez <text:s/>que la parte arrendataria se encontrara en la vivienda (entendiéndose cualquiera de los días de su estancia) la PARTE ARRENDATARIA quedaría obligada al pago total de la renta por el arrendamiento de La Vivienda.</text:p>
      <text:p text:style-name="P40">Si hubiera desistimiento o cancelación por la parte arrendadora, ésta deberá devolver a la PARTE ARRENDATARIA todo pago que esta hubiese realizado hasta el momento, salvo que este se produjese con 10 días o menos de antelación al momento del inicio del arrendamiento, deberá indemnizar a la PARTE ARRENDATARIA con el 30% de la renta total.</text:p>
      <text:p text:style-name="P40">Lo anterior será de aplicación salvo que el desistimiento unilateral del contrato tenga lugar por causas ininmputables a ninguna de las parte, o bien, causas de fuerza mayor.</text:p>
      <text:p text:style-name="P40"/>
      <text:p text:style-name="P12"><text:span text:style-name="T29">DECIMOPRIMERA</text:span>. FIN DEL CONTRATO DE ARRENDAMIENTO</text:p>
      <text:p text:style-name="P45"><text:soft-page-break/>Llegada la fecha de finalización del Contrato, la PARTE ARRENDATARIA deberá entregar a la PARTE ARRENDADORA las llaves de La Vivienda. </text:p>
      <text:p text:style-name="P45">Si la parte Arrendataria, no hiciera entrega de la vivienda en el momento correspondiente, como penalización, el doble de la renta diaria, además de todos los gastos directos e indirectos que dicho retraso genere.</text:p>
      <text:p text:style-name="P40"/>
      <text:p text:style-name="P11"><text:span text:style-name="T29">DECIMOSEGUNDA</text:span>. <text:span text:style-name="T29">NOTIFICACIONES</text:span></text:p>
      <text:p text:style-name="P16">id-unidnew-3</text:p>
      <text:p text:style-name="P17">id-unidnew-4</text:p>
      <text:p text:style-name="P16">Cada una de las Partes puede, por medio de notificación escrita enviada a la otra Parte, cambiar la dirección a la que deban mandarse cualesquiera comunicaciones.</text:p>
      <text:p text:style-name="P16"/>
      <text:p text:style-name="P21"><text:span text:style-name="T19">DECIMO</text:span><text:span text:style-name="T27">TERCERA</text:span><text:span text:style-name="T19">. </text:span><text:span text:style-name="T20">INTEGRIDAD DEL CONTRATO</text:span></text:p>
      <text:p text:style-name="P18">Este Contrato deja sin efecto todo acuerdo, entendimiento, compromiso y/o negociación que se hubiese desarrollado previamente entre las Partes.</text:p>
      <text:p text:style-name="P18">Asimismo, las Partes reconocen que los documentos anexos y/o adjuntos al presente Contrato forman parte o integran el mismo, a todos los efectos legales.</text:p>
      <text:p text:style-name="P13"/>
      <text:p text:style-name="P9">DECIMO<text:span text:style-name="T42">CUARTA</text:span>. <text:span text:style-name="T30">LEGISLACIÓN APLICABLE</text:span></text:p>
      <text:p text:style-name="P36">Las Partes reconocen quedar obligadas por el presente Contrato así como sus correspondientes anexos, y sus efectos jurídicos y se comprometen a su cumplimiento de buena fe.</text:p>
      <text:p text:style-name="P36">Todo litigio relativo al presente contrato será sometido a la legislación española, especialmente a los previsto en la Ley de Arrendamientos Urbanos y supletoriamente en el Código Civil. </text:p>
      <text:p text:style-name="P36"/>
      <text:p text:style-name="P37"><text:span text:style-name="T34">DECIMOSÉPTIMA</text:span>. <text:span text:style-name="T30">SUPUESTOS DE DISCREPANCIA ENTRE LAS PARTES</text:span></text:p>
      <text:p text:style-name="P22">Las Partes reconocen quedar obligadas por el presente Contrato así como sus correspondientes anexos, si los hubiere, y sus efectos jurídicos y se comprometen a su cumplimiento de buena fe.</text:p>
      <text:p text:style-name="P23">iddecnew5-extra-3</text:p>
      <text:p text:style-name="P22">Así las cosas, en caso de controversia, diferencia, conflicto o reclamación en cuanto al Contrato, o en relación al mismo, las Partes acuerdan que se someterán a la jurisdicción de los Juzgados y Tribunales competentes del lugar donde se encuentra ubicada La Vivienda.</text:p>
      <text:p text:style-name="P22"><text:soft-page-break/>Y en señal de acuerdo con todo lo que antecede las partes firman el presente contrato de arrendamiento de habitación por duplicado y a un solo efecto en el fecha y lugar arriba indicados</text:p>
      <text:p text:style-name="P22"/>
      <text:p text:style-name="P22"/>
      <text:p text:style-name="P24">LA PARTE <text:span text:style-name="T42">ARRENDADORA</text:span> <text:s text:c="41"/>LA PARTE <text:span text:style-name="T42">ARRENDATARIA</text:span></text:p>
      <text:p text:style-name="P22"><text:line-break/></text:p>
      <text:p text:style-name="P22"><text:bookmark text:name="_GoBack"/><text:line-break/><text:line-break/><text:line-break/>........................................... <text:s text:c="55"/>...........................................</text:p>
      <text:p text:style-name="P33">________ <text:s text:c="82"/>________</text:p>
      <text:p text:style-name="P27"><text:bookmark text:name="_GoBack1"/><text:line-break/></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133</meta:editing-cycles>
    <meta:creation-date>2019-11-25T09:28:00</meta:creation-date>
    <dc:date>2020-03-01T14:01:50.886219612</dc:date>
    <meta:editing-duration>P1DT20H47M15S</meta:editing-duration>
    <meta:generator>LibreOffice/6.2.4.2$MacOSX_X86_64 LibreOffice_project/2412653d852ce75f65fbfa83fb7e7b669a126d64</meta:generator>
    <meta:document-statistic meta:table-count="0" meta:image-count="0" meta:object-count="0" meta:page-count="7" meta:paragraph-count="98" meta:word-count="1727" meta:character-count="11387" meta:non-whitespace-character-count="95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